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ymausb/Projet4.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13:52:04.416000000</meta:creation-date>
    <dc:date>2023-01-05T13:54:07.078000000</dc:date>
    <meta:editing-duration>PT2M2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" meta:word-count="1" meta:character-count="38" meta:non-whitespace-character-count="38"/>
  </office:meta>
</office:document-meta>
</file>